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D55D0566F5AD0E5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4" style:family="table">
      <style:table-properties style:width="6.6646in" table:align="left"/>
    </style:style>
    <style:style style:name="Table4.A" style:family="table-column">
      <style:table-column-properties style:column-width="3.3104in"/>
    </style:style>
    <style:style style:name="Table4.B" style:family="table-column">
      <style:table-column-properties style:column-width="3.3542in"/>
    </style:style>
    <style:style style:name="Table4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>
      <style:table-cell-properties fo:background-color="#dddddd" fo:padding="0.0382in" fo:border="0.05pt solid #999999">
        <style:background-image/>
      </style:table-cell-properties>
    </style:style>
    <style:style style:name="Table4.A2" style:family="table-cell">
      <style:table-cell-properties fo:padding="0.0382in" fo:border-left="0.05pt solid #999999" fo:border-right="none" fo:border-top="none" fo:border-bottom="0.05pt solid #999999"/>
    </style:style>
    <style:style style:name="Table4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.A3" style:family="table-cell">
      <style:table-cell-properties fo:padding="0.0382in" fo:border-left="0.05pt solid #999999" fo:border-right="none" fo:border-top="none" fo:border-bottom="0.05pt solid #999999"/>
    </style:style>
    <style:style style:name="Table4.B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.A4" style:family="table-cell">
      <style:table-cell-properties fo:padding="0.0382in" fo:border-left="0.05pt solid #999999" fo:border-right="none" fo:border-top="none" fo:border-bottom="0.05pt solid #999999"/>
    </style:style>
    <style:style style:name="Table4.B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rsid="01e5be80" officeooo:paragraph-rsid="01e5be8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954bf6" officeooo:paragraph-rsid="01f39629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2016be0" officeooo:paragraph-rsid="01f39629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1f2c72f" officeooo:paragraph-rsid="02065169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2065169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8pt" fo:font-weight="bold" officeooo:rsid="020986b2" officeooo:paragraph-rsid="020986b2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8pt" officeooo:paragraph-rsid="02065169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8pt" officeooo:paragraph-rsid="020baa5c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8pt" officeooo:rsid="02065169" officeooo:paragraph-rsid="02065169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f27f4c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2152b73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2065169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2016be0" officeooo:paragraph-rsid="02152b7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954bf6" officeooo:paragraph-rsid="02152b73" style:font-size-asian="9pt" style:font-weight-asian="bold" style:font-size-complex="9pt" style:font-weight-complex="bold"/>
    </style:style>
    <style:style style:name="P19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T1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8pt" officeooo:rsid="0213940c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b4950"/>
    </style:style>
    <style:style style:name="T7" style:family="text">
      <style:text-properties officeooo:rsid="01e5be80"/>
    </style:style>
    <style:style style:name="T8" style:family="text">
      <style:text-properties officeooo:rsid="0119b6c5"/>
    </style:style>
    <style:style style:name="T9" style:family="text"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1f2c72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0" style:family="text">
      <style:text-properties officeooo:rsid="020f8305"/>
    </style:style>
    <style:style style:name="T11" style:family="text">
      <style:text-properties officeooo:rsid="0213940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  <text:user-field-decl office:value-type="string" office:string-value="location" text:name="py3o.objects.location"/>
        <text:user-field-decl office:value-type="string" office:string-value="concessionaire_id.name" text:name="py3o.objects.concessionaire_id.name"/>
        <text:user-field-decl office:value-type="string" office:string-value="expiration_date" text:name="py3o.objects.expiration_date"/>
        <text:user-field-decl office:value-type="string" office:string-value="date" text:name="py3o.event.date"/>
        <text:user-field-decl office:value-type="string" office:string-value="event_type_id.name" text:name="py3o.event.event_type_id.name"/>
        <text:user-field-decl office:value-type="string" office:string-value="name" text:name="py3o.event.name"/>
        <text:user-field-decl office:value-type="string" office:string-value="concessionaire_id.name" text:name="py3o.event.concessionaire_id.name"/>
        <text:user-field-decl office:value-type="string" office:string-value="document_id.name" text:name="py3o.event.document_id.name"/>
        <text:user-field-decl office:value-type="string" office:string-value="comment" text:name="py3o.highlight.comment"/>
        <text:user-field-decl office:value-type="string" office:string-value="level" text:name="py3o.highlight.level"/>
        <text:user-field-decl office:value-type="string" office:string-value="context" text:name="py3o.context"/>
        <text:user-field-decl office:value-type="string" office:string-value="_context" text:name="py3o._context"/>
        <text:user-field-decl office:value-type="string" office:string-value="_context" text:name="py3o.objects._context"/>
        <text:user-field-decl office:value-type="string" office:string-value="create_uid" text:name="py3o.highlight.create_uid"/>
        <text:user-field-decl office:value-type="string" office:string-value="write_uid" text:name="py3o.highlight.write_uid"/>
        <text:user-field-decl office:value-type="float" office:value="0" text:name="py3o.highlight.create_date"/>
        <text:user-field-decl office:value-type="string" office:string-value="create_uid.name" text:name="py3o.highlight.create_uid.name"/>
        <text:user-field-decl office:value-type="string" office:string-value="create_write.name" text:name="py3o.highlight.write_uid.name"/>
        <text:user-field-decl office:value-type="string" office:string-value="name" text:name="py3o.dependence.name"/>
        <text:user-field-decl office:value-type="string" office:string-value="main_topic.name" text:name="py3o.main_topic.name"/>
        <text:user-field-decl office:value-type="string" office:string-value="main_topic.secondary_topics_display_name" text:name="py3o.main_topic.secondary_topics_display_name"/>
      </text:user-field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user-field-get text:name="py3o.objects.name">name</text:user-field-get></text:p>
          </table:table-cell>
        </table:table-row>
      </table:table>
      <text:p text:style-name="P17"/>
      <text:p text:style-name="P17"><text:a xlink:type="simple" xlink:href="py3o://if=%22objects.document_topic_ids%22" text:style-name="Internet_20_link" text:visited-style-name="Visited_20_Internet_20_Link"><text:span text:style-name="T11">if="objects.document_topic_ids"</text:span></text:a>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Tema Principal</text:p>
          </table:table-cell>
          <table:table-cell table:style-name="Table4.B1" office:value-type="string">
            <text:p text:style-name="P10">Tema<text:span text:style-name="T10">s</text:span> Secundario<text:span text:style-name="T10">s</text:span></text:p>
          </table:table-cell>
        </table:table-row>
        <table:table-row>
          <table:table-cell table:style-name="Table4.A2" office:value-type="string">
            <text:p text:style-name="P16"><text:a xlink:type="simple" xlink:href="py3o://for=%22main_topic%20in%20objects.document_topic_ids%22" text:style-name="Internet_20_link" text:visited-style-name="Visited_20_Internet_20_Link"><text:span text:style-name="T3">for="main_topic in objects.document_topic_ids"</text:span></text:a>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3" office:value-type="string">
            <text:p text:style-name="P12"><text:user-field-get text:name="py3o.main_topic.name">main_topic.name</text:user-field-get></text:p>
          </table:table-cell>
          <table:table-cell table:style-name="Table4.B3" office:value-type="string">
            <text:p text:style-name="P13"><text:user-field-get text:name="py3o.main_topic.secondary_topics_display_name">main_topic.secondary_topics_display_name</text:user-field-get></text:p>
          </table:table-cell>
        </table:table-row>
        <table:table-row>
          <table:table-cell table:style-name="Table4.A4" office:value-type="string">
            <text:p text:style-name="P9"><text:a xlink:type="simple" xlink:href="py3o:///for" text:style-name="Internet_20_link" text:visited-style-name="Visited_20_Internet_20_Link">/for</text:a></text:p>
          </table:table-cell>
          <table:table-cell table:style-name="Table4.B4" office:value-type="string">
            <text:p text:style-name="P11"/>
          </table:table-cell>
        </table:table-row>
      </table:table>
      <text:p text:style-name="P8"/>
      <text:p text:style-name="P14"><text:a xlink:type="simple" xlink:href="py3o:///if" text:style-name="Internet_20_link" text:visited-style-name="Visited_20_Internet_20_Link"><text:span text:style-name="T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rsid="01e5be80" officeooo:paragraph-rsid="01e5be8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e5be80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D55D0566F5AD0E58.jpg" xlink:type="simple" xlink:show="embed" xlink:actuate="onLoad" loext:mime-type="image/jpeg"/></draw:frame></text:p>
            </table:table-cell>
            <table:table-cell table:style-name="Table1.A1" office:value-type="string">
              <text:p text:style-name="MP1"><text:span text:style-name="MT1">L</text:span><text:span text:style-name="MT2">istado de Temas y Subtemas de Documentos</text:span></text:p>
              <text:p text:style-name="MP2">Fecha: <text:span text:style-name="MT3"><text:date style:data-style-name="N10036" text:date-value="2018-03-21T13:28:09.366717939">21/03/2018</text:date></text:span></text:p>
              <text:p text:style-name="MP3"><text:span text:style-name="MT4">Página:</text:span> <text:page-number text:select-page="current">1</text:page-number><text:s/>de <text:page-count>1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el </text:span>Sistema de <text:span text:style-name="MT6">Gestión Documental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3-21T13:25:38.660298160</dc:date>
    <meta:editing-duration>P10DT23H32M50S</meta:editing-duration>
    <meta:editing-cycles>664</meta:editing-cycles>
    <meta:generator>LibreOffice/6.0.2.1$Linux_X86_64 LibreOffice_project/00m0$Build-1</meta:generator>
    <meta:document-statistic meta:table-count="4" meta:image-count="1" meta:object-count="0" meta:page-count="1" meta:paragraph-count="13" meta:word-count="41" meta:character-count="356" meta:non-whitespace-character-count="327"/>
    <meta:user-defined meta:name="Info 1"/>
    <meta:user-defined meta:name="Info 2"/>
    <meta:user-defined meta:name="Info 3"/>
    <meta:user-defined meta:name="Info 4"/>
  </office:meta>
</office:document-meta>
</file>